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7cm"/>
    </style:style>
    <style:style style:name="T1" style:family="text">
      <style:text-properties fo:font-size="18pt" fo:language="de" fo:country="DE" style:font-size-asian="18pt" style:font-size-complex="18pt"/>
    </style:style>
    <style:style style:name="T2" style:family="text">
      <style:text-properties fo:font-size="18pt" fo:language="fr" fo:country="F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_5f_LibSans_5f_en-US">
        <draw:frame draw:style-name="gr1" draw:layer="layout" svg:width="12.7cm" svg:height="9.95cm" svg:x="2.4cm" svg:y="5cm">
          <draw:text-box>
            <text:p>This iss a text. </text:p>
            <text:p><text:span text:style-name="T1">Dies is ein Text.</text:span></text:p>
            <text:p><text:span text:style-name="T2">C’este un text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style-name="Regular" style:font-family-generic="swiss" style:font-pitch="variable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lbany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_5f_LibSans_5f_en-US" style:display-name="1_LibSans_en-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2T19:34:54.13</meta:creation-date>
    <dc:title>This iss a text 3 languages en de fr.odg</dc:title>
    <meta:editing-duration>PT50S</meta:editing-duration>
    <meta:editing-cycles>3</meta:editing-cycles>
    <meta:generator>LibreOffice/4.0.4.2$Windows_x86 LibreOffice_project/9e9821abd0ffdbc09cd8c52eaa574fa09eb08f2</meta:generator>
    <dc:date>2013-06-22T19:39:48.53</dc:date>
    <dc:creator>manj_k 404</dc:creator>
    <meta:document-statistic meta:object-count="1"/>
    <meta:template xlink:type="simple" xlink:actuate="onRequest" xlink:title="1_LibSans_en-US" xlink:href="../../../../../Anwendungsdaten/LibreOffice/4/user/template/1_LibSans_en-US.otg" meta:date="2013-06-22T19:00:41.82"/>
  </office:meta>
</office:document-meta>
</file>